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9.5cm" style:rel-column-width="32767*"/>
    </style:style>
    <style:style style:name="Tabela1.B" style:family="table-column">
      <style:table-column-properties style:column-width="9.5cm" style:rel-column-width="32768*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9.5cm" style:rel-column-width="32767*"/>
    </style:style>
    <style:style style:name="Tabela3.B" style:family="table-column">
      <style:table-column-properties style:column-width="9.5cm" style:rel-column-width="32768*"/>
    </style:style>
    <style:style style:name="Tabela3.A1" style:family="table-cell">
      <style:table-cell-properties style:vertical-align="middle" fo:padding="0.097cm" fo:border="0.5pt solid #000000"/>
    </style:style>
    <style:style style:name="Tabe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style:vertical-align="middle" fo:padding="0.097cm" fo:border="0.5pt solid #000000"/>
    </style:style>
    <style:style style:name="Tabela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9.001cm" fo:break-before="page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="0.5pt solid #000000"/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9.5cm" style:rel-column-width="32767*"/>
    </style:style>
    <style:style style:name="Tabela5.B" style:family="table-column">
      <style:table-column-properties style:column-width="9.5cm" style:rel-column-width="32768*"/>
    </style:style>
    <style:style style:name="Tabela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style:vertical-align="middle" fo:padding="0.097cm" fo:border="0.5pt solid #000000"/>
    </style:style>
    <style:style style:name="Tabela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9.001cm" table:align="margins"/>
    </style:style>
    <style:style style:name="Tabela6.A" style:family="table-column">
      <style:table-column-properties style:column-width="5.787cm" style:rel-column-width="19961*"/>
    </style:style>
    <style:style style:name="Tabela6.B" style:family="table-column">
      <style:table-column-properties style:column-width="13.213cm" style:rel-column-width="45574*"/>
    </style:style>
    <style:style style:name="Tabela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style:vertical-align="middle" fo:padding="0.097cm" fo:border="0.5pt solid #000000"/>
    </style:style>
    <style:style style:name="Tabela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147d4f" officeooo:paragraph-rsid="002b212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efa1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f3cd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24ed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570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e4b6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0a72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495d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officeooo:rsid="002af592" officeooo:paragraph-rsid="0030333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324ed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35703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efa1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344e0a" officeooo:paragraph-rsid="0034262e" style:font-size-asian="10.5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normal" officeooo:rsid="002ca9ac" officeooo:paragraph-rsid="0030333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79516" officeooo:paragraph-rsid="00179516" style:font-size-asian="10.5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bold" officeooo:rsid="00179516" officeooo:paragraph-rsid="00179516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officeooo:rsid="00218225" officeooo:paragraph-rsid="002067f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344e0a" officeooo:paragraph-rsid="0034262e" style:font-size-asian="10.5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officeooo:paragraph-rsid="0046526a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2pt" fo:font-weight="bold" officeooo:rsid="00195bdc" officeooo:paragraph-rsid="002b2123" style:font-size-asian="10.5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rsid="002133ae" officeooo:paragraph-rsid="002b2123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style="italic" officeooo:rsid="0026ce86" officeooo:paragraph-rsid="002b2123" style:font-size-asian="10.5pt" style:font-style-asian="italic" style:font-size-complex="12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fo:font-size="12pt" fo:font-style="italic" officeooo:rsid="0026ce86" officeooo:paragraph-rsid="002b2123" style:font-size-asian="10.5pt" style:font-style-asian="italic" style:font-size-complex="12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fo:font-size="12pt" fo:font-style="italic" officeooo:rsid="00179516" officeooo:paragraph-rsid="00179516" style:font-size-asian="10.5pt" style:font-style-asian="italic" style:font-size-complex="12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fo:font-size="12pt" fo:font-style="italic" officeooo:rsid="00179516" officeooo:paragraph-rsid="002b2123" style:font-size-asian="10.5pt" style:font-style-asian="italic" style:font-size-complex="12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fo:font-size="12pt" fo:font-style="italic" officeooo:rsid="00195bdc" officeooo:paragraph-rsid="00195bdc" style:font-size-asian="10.5pt" style:font-style-asian="italic" style:font-size-complex="12pt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fo:font-size="12pt" fo:font-style="italic" officeooo:rsid="001a42e5" officeooo:paragraph-rsid="002b2123" style:font-size-asian="10.5pt" style:font-style-asian="italic" style:font-size-complex="12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fo:font-size="12pt" fo:font-style="italic" officeooo:rsid="001dd5ae" officeooo:paragraph-rsid="002b2123" style:font-size-asian="10.5pt" style:font-style-asian="italic" style:font-size-complex="12pt" style:font-style-complex="italic"/>
    </style:style>
    <style:style style:name="P33" style:family="paragraph" style:parent-style-name="Table_20_Contents">
      <style:paragraph-properties fo:text-align="start" style:justify-single-word="false"/>
      <style:text-properties fo:font-size="12pt" fo:font-style="italic" officeooo:rsid="0022482b" officeooo:paragraph-rsid="002b2123" style:font-size-asian="10.5pt" style:font-style-asian="italic" style:font-size-complex="12pt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fo:font-size="12pt" fo:font-style="italic" officeooo:rsid="00239a61" officeooo:paragraph-rsid="002b2123" style:font-size-asian="10.5pt" style:font-style-asian="italic" style:font-size-complex="12pt" style:font-style-complex="italic"/>
    </style:style>
    <style:style style:name="P35" style:family="paragraph" style:parent-style-name="Table_20_Contents">
      <style:paragraph-properties fo:text-align="start" style:justify-single-word="false"/>
      <style:text-properties fo:font-size="12pt" fo:font-style="italic" officeooo:rsid="0026a778" officeooo:paragraph-rsid="002b2123" style:font-size-asian="10.5pt" style:font-style-asian="italic" style:font-size-complex="12pt" style:font-style-complex="italic"/>
    </style:style>
    <style:style style:name="P36" style:family="paragraph" style:parent-style-name="Table_20_Contents">
      <style:paragraph-properties fo:text-align="start" style:justify-single-word="false"/>
      <style:text-properties fo:font-size="12pt" fo:font-style="italic" officeooo:rsid="00284ff1" officeooo:paragraph-rsid="00284ff1" style:font-size-asian="10.5pt" style:font-style-asian="italic" style:font-size-complex="12pt" style:font-style-complex="italic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179516" officeooo:paragraph-rsid="00179516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179516" officeooo:paragraph-rsid="002b2123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fo:font-weight="normal" officeooo:rsid="00179516" officeooo:paragraph-rsid="0039fd26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fo:font-weight="normal" officeooo:rsid="002b826c" officeooo:paragraph-rsid="002b826c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fo:font-weight="normal" officeooo:rsid="0039fd26" officeooo:paragraph-rsid="0039fd26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bold" officeooo:rsid="002b826c" officeooo:paragraph-rsid="002b826c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fo:font-weight="bold" officeooo:rsid="0039fd26" officeooo:paragraph-rsid="0039fd26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paragraph-rsid="0040a725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179516" officeooo:paragraph-rsid="00179516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paragraph-rsid="00284ff1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paragraph-rsid="002b2123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paragraph-rsid="00303337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paragraph-rsid="0046526a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2133ae" officeooo:paragraph-rsid="002b2123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fo:font-weight="normal" officeooo:rsid="000f6bb7" officeooo:paragraph-rsid="00195bdc" style:font-size-asian="10.5pt" style:font-weight-asian="normal" style:font-size-complex="12pt" style:font-weight-complex="normal"/>
    </style:style>
    <style:style style:name="T1" style:family="text">
      <style:text-properties fo:font-weight="normal" officeooo:rsid="002622c1" style:font-weight-asian="normal" style:font-weight-complex="normal"/>
    </style:style>
    <style:style style:name="T2" style:family="text">
      <style:text-properties fo:font-weight="normal" officeooo:rsid="006e3c50" style:font-weight-asian="normal" style:font-weight-complex="normal"/>
    </style:style>
    <style:style style:name="T3" style:family="text">
      <style:text-properties fo:font-weight="normal" officeooo:rsid="0029ad34" style:font-weight-asian="normal" style:font-weight-complex="normal"/>
    </style:style>
    <style:style style:name="T4" style:family="text">
      <style:text-properties officeooo:rsid="001a3c58"/>
    </style:style>
    <style:style style:name="T5" style:family="text">
      <style:text-properties officeooo:rsid="001c3ac1"/>
    </style:style>
    <style:style style:name="T6" style:family="text">
      <style:text-properties officeooo:rsid="00269254"/>
    </style:style>
    <style:style style:name="T7" style:family="text">
      <style:text-properties officeooo:rsid="0026a778"/>
    </style:style>
    <style:style style:name="T8" style:family="text">
      <style:text-properties officeooo:rsid="00284ff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af592"/>
    </style:style>
    <style:style style:name="T11" style:family="text">
      <style:text-properties officeooo:rsid="002ca9ac"/>
    </style:style>
    <style:style style:name="T12" style:family="text">
      <style:text-properties officeooo:rsid="00315f53"/>
    </style:style>
    <style:style style:name="T13" style:family="text">
      <style:text-properties officeooo:rsid="00339246"/>
    </style:style>
    <style:style style:name="T14" style:family="text">
      <style:text-properties officeooo:rsid="003504f0"/>
    </style:style>
    <style:style style:name="T15" style:family="text">
      <style:text-properties officeooo:rsid="0037c242"/>
    </style:style>
    <style:style style:name="T16" style:family="text">
      <style:text-properties officeooo:rsid="003a100d"/>
    </style:style>
    <style:style style:name="T17" style:family="text">
      <style:text-properties officeooo:rsid="004442db"/>
    </style:style>
    <style:style style:name="T18" style:family="text">
      <style:text-properties officeooo:rsid="0045561e"/>
    </style:style>
    <style:style style:name="T19" style:family="text">
      <style:text-properties officeooo:rsid="003d7ef5"/>
    </style:style>
    <style:style style:name="T20" style:family="text">
      <style:text-properties officeooo:rsid="004d1f46"/>
    </style:style>
    <style:style style:name="T21" style:family="text">
      <style:text-properties officeooo:rsid="004e743d"/>
    </style:style>
    <style:style style:name="T22" style:family="text">
      <style:text-properties officeooo:rsid="004bcdc8"/>
    </style:style>
    <style:style style:name="T23" style:family="text">
      <style:text-properties officeooo:rsid="004aa93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RUCTURED CONTROL LANGUAGE</text:p>
      <text:p text:style-name="P3"/>
      <text:p text:style-name="P18">1. PODSTAWOWE FUNKCJE</text:p>
      <text:p text:style-name="P37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9">PODSTAWOWE FUNKCJE</text:p>
          </table:table-cell>
          <table:covered-table-cell/>
        </table:table-row>
        <table:table-row>
          <table:table-cell table:style-name="Tabela1.A2" office:value-type="string">
            <text:p text:style-name="P46">Q = A</text:p>
          </table:table-cell>
          <table:table-cell table:style-name="Tabela1.B2" office:value-type="string">
            <text:p text:style-name="P28">#Q := #A;</text:p>
          </table:table-cell>
        </table:table-row>
        <table:table-row>
          <table:table-cell table:style-name="Tabela1.A2" office:value-type="string">
            <text:p text:style-name="P47">Q = A ∩ B</text:p>
          </table:table-cell>
          <table:table-cell table:style-name="Tabela1.B2" office:value-type="string">
            <text:p text:style-name="P28">#Q := #A AND #B; </text:p>
          </table:table-cell>
        </table:table-row>
        <table:table-row>
          <table:table-cell table:style-name="Tabela1.A2" office:value-type="string">
            <text:p text:style-name="P47">Q = A ∪ B</text:p>
          </table:table-cell>
          <table:table-cell table:style-name="Tabela1.B2" office:value-type="string">
            <text:p text:style-name="P28">#Q := #A OR #B;</text:p>
          </table:table-cell>
        </table:table-row>
        <table:table-row>
          <table:table-cell table:style-name="Tabela1.A2" office:value-type="string">
            <text:p text:style-name="P53"><draw:frame draw:style-name="fr1" draw:name="Obiekt1" text:anchor-type="as-char" svg:y="-0.377cm" svg:width="0.998cm" svg:height="0.469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p>
          </table:table-cell>
          <table:table-cell table:style-name="Tabela1.B2" office:value-type="string">
            <text:p text:style-name="P30">#Q := NOT #A;</text:p>
          </table:table-cell>
        </table:table-row>
      </table:table>
      <text:p text:style-name="P37"/>
      <text:p text:style-name="P37"/>
      <text:p text:style-name="P38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24">PRZYKŁADY</text:p>
          </table:table-cell>
          <table:covered-table-cell/>
        </table:table-row>
        <table:table-row>
          <table:table-cell table:style-name="Tabela3.A2" office:value-type="string">
            <text:p text:style-name="P4"><draw:frame draw:style-name="fr1" draw:name="Obiekt2" text:anchor-type="as-char" svg:y="-0.377cm" svg:width="1.676cm" svg:height="0.469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  </table:table-cell>
          <table:table-cell table:style-name="Tabela3.B2" office:value-type="string">
            <text:p text:style-name="P29">#Q := <text:span text:style-name="T4">NOT </text:span>#A AND #B; </text:p>
          </table:table-cell>
        </table:table-row>
        <table:table-row>
          <table:table-cell table:style-name="Tabela3.A2" office:value-type="string">
            <text:p text:style-name="P49"><draw:frame draw:style-name="fr1" draw:name="Obiekt3" text:anchor-type="as-char" svg:y="-0.377cm" svg:width="1.767cm" svg:height="0.469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p>
          </table:table-cell>
          <table:table-cell table:style-name="Tabela3.B2" office:value-type="string">
            <text:p text:style-name="P29">#Q := #A OR <text:span text:style-name="T4">NOT </text:span>#B;</text:p>
          </table:table-cell>
        </table:table-row>
        <table:table-row>
          <table:table-cell table:style-name="Tabela3.A2" office:value-type="string">
            <text:p text:style-name="P49"><draw:frame draw:style-name="fr1" draw:name="Obiekt4" text:anchor-type="as-char" svg:y="-0.386cm" svg:width="2.679cm" svg:height="0.51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p>
          </table:table-cell>
          <table:table-cell table:style-name="Tabela3.B2" office:value-type="string">
            <text:p text:style-name="P31">#Q := NOT A AND (#<text:span text:style-name="T5">B OR #C);</text:span></text:p>
          </table:table-cell>
        </table:table-row>
        <table:table-row>
          <table:table-cell table:style-name="Tabela3.A2" office:value-type="string">
            <text:p text:style-name="P49"><draw:frame draw:style-name="fr1" draw:name="Obiekt5" text:anchor-type="as-char" svg:y="-0.386cm" svg:width="2.755cm" svg:height="0.51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/text:p>
          </table:table-cell>
          <table:table-cell table:style-name="Tabela3.B2" office:value-type="string">
            <text:p text:style-name="P32">#Q := (#A OR #B) AND NOT #C;</text:p>
          </table:table-cell>
        </table:table-row>
      </table:table>
      <text:p text:style-name="P38"/>
      <text:p text:style-name="P37"/>
      <text:p text:style-name="P38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25">KONSTRUKCJE</text:p>
          </table:table-cell>
          <table:covered-table-cell/>
        </table:table-row>
        <table:table-row>
          <table:table-cell table:style-name="Tabela4.A2" office:value-type="string">
            <text:p text:style-name="P52">IF</text:p>
          </table:table-cell>
          <table:table-cell table:style-name="Tabela4.B2" office:value-type="string">
            <text:p text:style-name="P33">IF #S1 THEN<text:line-break/> <text:s text:c="3"/>L1 := 1;</text:p>
            <text:p text:style-name="P33">END_IF;</text:p>
          </table:table-cell>
        </table:table-row>
        <table:table-row>
          <table:table-cell table:style-name="Tabela4.A2" office:value-type="string">
            <text:p text:style-name="P52">IF + ELSE</text:p>
          </table:table-cell>
          <table:table-cell table:style-name="Tabela4.B2" office:value-type="string">
            <text:p text:style-name="P34">IF #S1 AND #S<text:span text:style-name="T23">2</text:span> THEN<text:line-break/> <text:s text:c="4"/>L<text:span text:style-name="T6">2</text:span> := 1;</text:p>
            <text:p text:style-name="P34">ELSE</text:p>
            <text:p text:style-name="P34"><text:s text:c="5"/>L<text:span text:style-name="T6">2</text:span> := 0;<text:line-break/><text:span text:style-name="T7">END_IF;</text:span></text:p>
          </table:table-cell>
        </table:table-row>
        <table:table-row>
          <table:table-cell table:style-name="Tabela4.A2" office:value-type="string">
            <text:p text:style-name="P52">IF + IFELS</text:p>
          </table:table-cell>
          <table:table-cell table:style-name="Tabela4.B2" office:value-type="string">
            <text:p text:style-name="P35">IF #S1 AND #B1 THEN<text:line-break/> <text:s text:c="4"/><text:span text:style-name="T8">#</text:span>L1 := 1;</text:p>
            <text:p text:style-name="P35">ELSIF #S2 THEN<text:line-break/> <text:s text:c="4"/><text:span text:style-name="T8">#</text:span>L2 := 1;</text:p>
            <text:p text:style-name="P35">END_IF;</text:p>
          </table:table-cell>
        </table:table-row>
        <table:table-row>
          <table:table-cell table:style-name="Tabela4.A2" office:value-type="string">
            <text:p text:style-name="P52">CASE OF</text:p>
          </table:table-cell>
          <table:table-cell table:style-name="Tabela4.B2" office:value-type="string">
            <text:p text:style-name="P27">CASE #krok OF<text:line-break/> <text:s/>0:</text:p>
            <text:p text:style-name="P27"><text:s text:c="11"/>Y1 := 1;</text:p>
            <text:p text:style-name="P27"><text:s text:c="11"/>IF #B2 THEN</text:p>
            <text:p text:style-name="P27"><text:s text:c="16"/><text:span text:style-name="T8">#</text:span>krok := 1;</text:p>
            <text:p text:style-name="P27"><text:s text:c="11"/>END_IF;</text:p>
            <text:p text:style-name="P27">1:</text:p>
            <text:p text:style-name="P26"><text:s text:c="11"/>Y1 := 0;</text:p>
            <text:p text:style-name="P27"><text:s text:c="11"/>IF #B1 THEN</text:p>
            <text:p text:style-name="P27"><text:s text:c="16"/><text:span text:style-name="T8">#</text:span>krok := 0;</text:p>
            <text:p text:style-name="P27"><text:s text:c="11"/>END_IF;<text:line-break/>END_CASE;</text:p>
          </table:table-cell>
        </table:table-row>
      </table:table>
      <text:p text:style-name="P38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20">RS &amp; SR</text:p>
          </table:table-cell>
          <table:covered-table-cell/>
        </table:table-row>
        <table:table-row>
          <table:table-cell table:style-name="Tabela2.A2" office:value-type="string">
            <text:p text:style-name="P48">RS (reset set)<text:line-break/><text:span text:style-name="T1">SR (se</text:span><text:span text:style-name="T2">t</text:span><text:span text:style-name="T1"> reset)<text:line-break/></text:span><text:span text:style-name="T3">nie ma możliwości dominacji setu ani resetu</text:span></text:p>
          </table:table-cell>
          <table:table-cell table:style-name="Tabela2.B2" office:value-type="string">
            <text:p text:style-name="P36">IF #SET THEN<text:line-break/> <text:s text:c="4"/>#ON := 1;</text:p>
            <text:p text:style-name="P36">END_IF;</text:p>
            <text:p text:style-name="P36"/>
            <text:p text:style-name="P36">IF #RESET THEN<text:line-break/> <text:s text:c="4"/>#ON := 0;</text:p>
            <text:p text:style-name="P36">END_IF;</text:p>
          </table:table-cell>
        </table:table-row>
      </table:table>
      <text:p text:style-name="P37"/>
      <text:p text:style-name="P37"/>
      <text:p text:style-name="P42">2. CZASÓWKI</text:p>
      <text:p text:style-name="P40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7"><text:span text:style-name="T9">TP – Time Pulse</text:span><text:line-break/>(impuls zadany)<text:line-break/>po podaniu sygnału na czasówkę, to ta będzie podawać sygnał przez podany czas<text:line-break/></text:p>
          </table:table-cell>
          <table:table-cell table:style-name="Tabela5.B1" office:value-type="string">
            <text:p text:style-name="P44">#TP(IN:=_bool_in_,</text:p>
            <text:p text:style-name="P44"><text:s text:c="8"/>PT:=_time_in_,</text:p>
            <text:p text:style-name="P44"><text:s text:c="8"/>Q=&gt;_bool_out_,</text:p>
            <text:p text:style-name="P44"><text:s text:c="8"/>ET=&gt;_time_out_);</text:p>
            <text:p text:style-name="P44"/>
            <text:p text:style-name="P15"><text:s text:c="11"/>IN – input</text:p>
            <text:p text:style-name="P5"><text:tab/><text:span text:style-name="T10">PT – pulse time</text:span></text:p>
            <text:p text:style-name="P5"><text:tab/><text:span text:style-name="T10">Q – output</text:span></text:p>
            <text:p text:style-name="P6"><text:tab/><text:span text:style-name="T10">ET – Elapsed Time</text:span></text:p>
          </table:table-cell>
        </table:table-row>
        <table:table-row>
          <table:table-cell table:style-name="Tabela5.A2" office:value-type="string">
            <text:p text:style-name="P22">TON – Time On Delay</text:p>
            <text:p text:style-name="P50">(opóźnienie włączenia)</text:p>
            <text:p text:style-name="P17">po podaniu sygnału, zostaje on przekazany dalej </text:p>
            <text:p text:style-name="P12"><text:span text:style-name="T11">po </text:span><text:span text:style-name="T12">upływie</text:span><text:span text:style-name="T11"> dan</text:span><text:span text:style-name="T12">ego</text:span><text:span text:style-name="T11"> czas</text:span><text:span text:style-name="T12">u</text:span><text:span text:style-name="T11"><text:line-break/>sygnał musi być podawany cały przez dany czas aby czasówka zadziałała</text:span></text:p>
          </table:table-cell>
          <table:table-cell table:style-name="Tabela5.B2" office:value-type="string">
            <text:p text:style-name="P44">#TON(IN:=_bool_in_,</text:p>
            <text:p text:style-name="P44"><text:s text:c="11"/>PT:=_time_in_,</text:p>
            <text:p text:style-name="P44"><text:s text:c="11"/>Q=&gt;_bool_out_,</text:p>
            <text:p text:style-name="P44"><text:s text:c="11"/>ET=&gt;_time_out_);</text:p>
            <text:p text:style-name="P44"/>
            <text:p text:style-name="P44"><text:tab/>IN – input</text:p>
            <text:p text:style-name="P44"><text:tab/>PT – pulse time</text:p>
            <text:p text:style-name="P44"><text:tab/>Q – output</text:p>
            <text:p text:style-name="P44"><text:tab/>ET – Elapsed Time</text:p>
          </table:table-cell>
        </table:table-row>
        <table:table-row>
          <table:table-cell table:style-name="Tabela5.A2" office:value-type="string">
            <text:p text:style-name="P22">TOFF – Time Offf Delay</text:p>
            <text:p text:style-name="P47">(opóźnienie wyłączenia)</text:p>
            <text:p text:style-name="P47">po podaniu sygnału i jego zniknięciu na czasówkę, będzie on dalej przekazywany przez dany czas</text:p>
          </table:table-cell>
          <table:table-cell table:style-name="Tabela5.B2" office:value-type="string">
            <text:p text:style-name="P44">#TOF(IN:=_bool_in_,</text:p>
            <text:p text:style-name="P44"><text:s text:c="10"/>PT:=_time_in_,</text:p>
            <text:p text:style-name="P44"><text:s text:c="10"/>Q=&gt;_bool_out_,</text:p>
            <text:p text:style-name="P44"><text:s text:c="10"/>ET=&gt;_time_out_);</text:p>
            <text:p text:style-name="P44"/>
            <text:p text:style-name="P13"><text:s text:c="11"/>IN – input</text:p>
            <text:p text:style-name="P7"><text:tab/><text:span text:style-name="T10">PT – pulse time</text:span></text:p>
            <text:p text:style-name="P7"><text:tab/><text:span text:style-name="T10">Q – output</text:span></text:p>
            <text:p text:style-name="P7"><text:tab/><text:span text:style-name="T10">ET – Elapsed Time</text:span></text:p>
          </table:table-cell>
        </table:table-row>
        <table:table-row>
          <table:table-cell table:style-name="Tabela5.A2" office:value-type="string">
            <text:p text:style-name="P22">TONR – Time On Delay Retentive</text:p>
            <text:p text:style-name="P47">(opóźnienie włączenia z <text:s/>podtrzymanym czasem)</text:p>
            <text:p text:style-name="P47">po podaniu sygnału, zostaje on przekazany dalej po upływie danego czasu<text:line-break/>gdy sygnał zniknie na wejściu czasówki to i tak ona dalej podaje sygnał, aby wyłączyć czasówkę należy podać sygnał na wejście R</text:p>
          </table:table-cell>
          <table:table-cell table:style-name="Tabela5.B2" office:value-type="string">
            <text:p text:style-name="P44">#TONR(IN:=_bool_in_,</text:p>
            <text:p text:style-name="P44"><text:s text:c="14"/>R:=_bool_in_,</text:p>
            <text:p text:style-name="P44"><text:s text:c="14"/>PT:=_time_in_,</text:p>
            <text:p text:style-name="P44"><text:s text:c="14"/>Q=&gt;_bool_out_,</text:p>
            <text:p text:style-name="P44"><text:s text:c="14"/>ET=&gt;_time_out_);</text:p>
            <text:p text:style-name="P44"/>
            <text:p text:style-name="P14"><text:tab/>IN – input</text:p>
            <text:p text:style-name="P8"><text:tab/><text:span text:style-name="T13">R – reset</text:span></text:p>
            <text:p text:style-name="P8"><text:tab/><text:span text:style-name="T10">PT – pulse time</text:span></text:p>
            <text:p text:style-name="P8"><text:tab/><text:span text:style-name="T10">Q – output</text:span></text:p>
            <text:p text:style-name="P8"><text:tab/><text:span text:style-name="T10">ET – Elapsed Time</text:span></text:p>
          </table:table-cell>
        </table:table-row>
      </table:table>
      <text:p text:style-name="P40"/>
      <text:p text:style-name="P37"/>
      <text:p text:style-name="P21"><text:soft-page-break/><text:span text:style-name="T14">3</text:span>. <text:span text:style-name="T15">TON JAKO GENERATOR IMPULSU</text:span></text:p>
      <text:p text:style-name="P21"/>
      <text:p text:style-name="P16">#TON1(IN:=NOT #TON2.Q,</text:p>
      <text:p text:style-name="P16"><text:s text:c="6"/>Q=&gt;#L1,</text:p>
      <text:p text:style-name="P16"><text:s text:c="6"/>PT:=T#500ms);</text:p>
      <text:p text:style-name="P16">#TON2(IN:=#TON1.Q,</text:p>
      <text:p text:style-name="P16"><text:s text:c="6"/>PT:=T#500ms);</text:p>
      <text:p text:style-name="P37"/>
      <text:p text:style-name="P37"/>
      <text:p text:style-name="P43">4. LICZNIKI</text:p>
      <text:p text:style-name="P41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3">CTU – Count Up</text:p>
            <text:p text:style-name="P51"><text:line-break/>licznik, który dodaje, po spełnieniu warunku PV podaje sygnał na Q</text:p>
          </table:table-cell>
          <table:table-cell table:style-name="Tabela6.B1" office:value-type="string">
            <text:p text:style-name="P44">#CTU(CU:=#S1,</text:p>
            <text:p text:style-name="P44"><text:s text:c="5"/>R:=#RESET,</text:p>
            <text:p text:style-name="P44"><text:s text:c="5"/>PV:=5,</text:p>
            <text:p text:style-name="P44"><text:s text:c="5"/>Q=&gt;#L1);</text:p>
            <text:p text:style-name="P44"/>
            <text:p text:style-name="P9"><text:tab/><text:span text:style-name="T16">CU – count up</text:span></text:p>
            <text:p text:style-name="P9"><text:tab/><text:span text:style-name="T16">R – reset</text:span></text:p>
            <text:p text:style-name="P9"><text:tab/><text:span text:style-name="T16">PV – preset value</text:span></text:p>
            <text:p text:style-name="P10"><text:tab/><text:span text:style-name="T16">Q – output </text:span><text:span text:style-name="T17">(QU jeśli PV = CV, QD jeśli PV = 0 </text:span><text:span text:style-name="T20">to da sygnał</text:span><text:span text:style-name="T18">)</text:span></text:p>
            <text:p text:style-name="P9"><text:tab/><text:span text:style-name="T16">CV – current value</text:span></text:p>
          </table:table-cell>
        </table:table-row>
        <table:table-row>
          <table:table-cell table:style-name="Tabela6.A2" office:value-type="string">
            <text:p text:style-name="P22">CTD – Count Down</text:p>
            <text:p text:style-name="P22"/>
            <text:p text:style-name="P47">licznik, który odejmuje, po spełnieniu warunku PV podaje sygnał na Q</text:p>
          </table:table-cell>
          <table:table-cell table:style-name="Tabela6.B2" office:value-type="string">
            <text:p text:style-name="P44">#CTD(CD:=#S1,</text:p>
            <text:p text:style-name="P44"><text:s text:c="5"/>R:=#RESET,</text:p>
            <text:p text:style-name="P44"><text:s text:c="5"/>PV:=5,</text:p>
            <text:p text:style-name="P44"><text:s text:c="5"/>Q=&gt;#L1);</text:p>
            <text:p text:style-name="P45"/>
            <text:p text:style-name="P10"><text:tab/><text:span text:style-name="T16">C</text:span><text:span text:style-name="T19">D</text:span><text:span text:style-name="T16"> – count </text:span><text:span text:style-name="T19">down</text:span></text:p>
            <text:p text:style-name="P10"><text:tab/><text:span text:style-name="T16">R – reset</text:span></text:p>
            <text:p text:style-name="P10"><text:tab/><text:span text:style-name="T16">PV – preset value</text:span></text:p>
            <text:p text:style-name="P10"><text:tab/><text:span text:style-name="T16">Q – output </text:span><text:span text:style-name="T17">(QU jeśli PV = CV, QD jeśli PV = 0 </text:span><text:span text:style-name="T20">to da sygnał</text:span><text:span text:style-name="T18">)</text:span></text:p>
            <text:p text:style-name="P10"><text:tab/><text:span text:style-name="T16">CV – current value</text:span></text:p>
          </table:table-cell>
        </table:table-row>
        <table:table-row>
          <table:table-cell table:style-name="Tabela6.A2" office:value-type="string">
            <text:p text:style-name="P22">CTUD Count Up / Down</text:p>
            <text:p text:style-name="P22"/>
            <text:p text:style-name="P47">licznik, który ma możliwość dodawania i odejmowania, po spełnieniu warunku PV podaje sygnał na wyjście</text:p>
          </table:table-cell>
          <table:table-cell table:style-name="Tabela6.B2" office:value-type="string">
            <text:p text:style-name="P44">#CTUD(CU:=#S1,</text:p>
            <text:p text:style-name="P44"><text:s text:c="6"/>CD:=#S2,</text:p>
            <text:p text:style-name="P44"><text:s text:c="6"/>R:=#RESET,</text:p>
            <text:p text:style-name="P44"><text:s text:c="6"/>LD:=#S3,</text:p>
            <text:p text:style-name="P44"><text:s text:c="6"/>PV:=10,</text:p>
            <text:p text:style-name="P44"><text:s text:c="6"/>QU=&gt;#L1,</text:p>
            <text:p text:style-name="P44"><text:s text:c="6"/>QD=&gt;#L2);</text:p>
            <text:p text:style-name="P44"/>
            <text:p text:style-name="P11"><text:tab/><text:span text:style-name="T16">CU – count up</text:span></text:p>
            <text:p text:style-name="P11"><text:tab/><text:span text:style-name="T16">C</text:span><text:span text:style-name="T19">D</text:span><text:span text:style-name="T16"> – count </text:span><text:span text:style-name="T19">down</text:span></text:p>
            <text:p text:style-name="P11"><text:tab/><text:span text:style-name="T16">R – reset</text:span></text:p>
            <text:p text:style-name="P11"><text:tab/><text:span text:style-name="T16">PV – preset value</text:span></text:p>
            <text:p text:style-name="P11"><text:tab/><text:span text:style-name="T21">LD – load (ładuje PV na CV)</text:span></text:p>
            <text:p text:style-name="P11"><text:tab/><text:span text:style-name="T16">Q</text:span><text:span text:style-name="T22">U</text:span><text:span text:style-name="T16"> – output </text:span><text:span text:style-name="T22">(</text:span><text:span text:style-name="T20">jeśli </text:span><text:span text:style-name="T17">PV = CV </text:span><text:span text:style-name="T20">to da sygnał</text:span><text:span text:style-name="T22">)</text:span></text:p>
            <text:p text:style-name="P11"><text:span text:style-name="T17"><text:tab/>QD – </text:span><text:span text:style-name="T22">output (</text:span><text:span text:style-name="T20">jeśli </text:span><text:span text:style-name="T17">PV = 0 </text:span><text:span text:style-name="T20">to da sygnał </text:span><text:span text:style-name="T18">)</text:span></text:p>
            <text:p text:style-name="P11"><text:tab/><text:span text:style-name="T16">CV – current value</text:span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3</text:page-number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7:47:25.655000000</meta:creation-date>
    <meta:generator>LibreOffice/7.6.5.2$Windows_X86_64 LibreOffice_project/38d5f62f85355c192ef5f1dd47c5c0c0c6d6598b</meta:generator>
    <dc:date>2024-05-06T19:16:48.313000000</dc:date>
    <meta:editing-duration>PT3H13M41S</meta:editing-duration>
    <meta:editing-cycles>46</meta:editing-cycles>
    <meta:document-statistic meta:table-count="6" meta:image-count="0" meta:object-count="5" meta:page-count="3" meta:paragraph-count="142" meta:word-count="507" meta:character-count="3229" meta:non-whitespace-character-count="2396"/>
  </office:meta>
</office:document-meta>
</file>

<file path=Object 1/content.xml><?xml version="1.0" encoding="utf-8"?>
<math xmlns="http://www.w3.org/1998/Math/MathML" display="block">
  <semantics>
    <mrow>
      <mi>Q</mi>
      <mo stretchy="false">=</mo>
      <mover accent="true">
        <mi>A</mi>
        <mo stretchy="false">¯</mo>
      </mover>
    </mrow>
    <annotation encoding="StarMath 5.0">Q = bar {A}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i>B</mi>
    </mrow>
    <annotation encoding="StarMath 5.0">Q = bar A ∩ B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i>A</mi>
      </mrow>
      <mi>∪</mi>
      <mover accent="true">
        <mi>B</mi>
        <mo stretchy="false">¯</mo>
      </mover>
    </mrow>
    <annotation encoding="StarMath 5.0">Q = A ∪ bar B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row>
        <mo fence="true" form="prefix" stretchy="false">(</mo>
        <mrow>
          <mrow>
            <mi>B</mi>
            <mi>∩</mi>
            <mi>C</mi>
          </mrow>
        </mrow>
        <mo fence="true" form="postfix" stretchy="false">)</mo>
      </mrow>
    </mrow>
    <annotation encoding="StarMath 5.0">Q = bar A ∩ ( B ∩ C )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o fence="true" form="prefix" stretchy="false">(</mo>
          <mrow>
            <mrow>
              <mi>A</mi>
              <mi>∪</mi>
              <mi>B</mi>
            </mrow>
          </mrow>
          <mo fence="true" form="postfix" stretchy="false">)</mo>
        </mrow>
      </mrow>
      <mi>∩</mi>
      <mover accent="true">
        <mi>C</mi>
        <mo stretchy="false">¯</mo>
      </mover>
    </mrow>
    <annotation encoding="StarMath 5.0">Q = ( A ∪ B ) ∩ bar C</annotation>
  </semantics>
</math>
</file>